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d568f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d568f" officeooo:paragraph-rsid="001d568f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rsid="001ec136" officeooo:paragraph-rsid="001ec136"/>
    </style:style>
    <style:style style:name="T1" style:family="text">
      <style:text-properties officeooo:rsid="001d56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568f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zione Progetto - Gestore liste della spesa - Fabio Bregasi (matr. 20047019)</text:p>
      <text:p text:style-name="P5"/>
      <text:p text:style-name="P5"/>
      <text:p text:style-name="P5">Per il progetto di gestione di liste della spesa ho scelto di costruire le seguenti classi di dominio</text:p>
      <text:p text:style-name="P5">per soddisfare i requisiti.</text:p>
      <text:p text:style-name="P5"/>
      <text:p text:style-name="P3"><text:span text:style-name="T6">Classe Articolo</text:span> </text:p>
      <text:p text:style-name="P5"/>
      <text:p text:style-name="P5">Rappresenta l'articolo, possiede tutti field privati e sono <text:span text:style-name="T1">rispettivamente</text:span> :</text:p>
      <text:p text:style-name="P5"/>
      <text:p text:style-name="P4">private String <text:span text:style-name="T2">nomeArticolo</text:span>;</text:p>
      <text:p text:style-name="P4">private BigDecimal <text:span text:style-name="T2">prezzoUnitario</text:span>;</text:p>
      <text:p text:style-name="P4">private int <text:span text:style-name="T2">quantita</text:span>;</text:p>
      <text:p text:style-name="P4">private String <text:span text:style-name="T2">categoria</text:span>;</text:p>
      <text:p text:style-name="P5"/>
      <text:p text:style-name="P5">Non sono public perchè sono inaccessibili dall'esterno, solo tramite i metodi get/set, per permetterne</text:p>
      <text:p text:style-name="P5">il recupero/modifica dei campi.</text:p>
      <text:p text:style-name="P5"/>
      <text:p text:style-name="P5">Il costruttore principale ha due parametri : il nome e il prezzo unitario, che non possono mai essere null.</text:p>
      <text:p text:style-name="P5">Nel caso in cui succedesse, verrebbe lanciata un'istanza di ArticoloException, così come nel caso</text:p>
      <text:p text:style-name="P5">in cui fosse passato un BigDecimal con prezzo negativo, poichè non ha senso.</text:p>
      <text:p text:style-name="P5">I field quantità e categoria vengono inizializzati di default a 1 e 'Non Categorizzato'.</text:p>
      <text:p text:style-name="P5"/>
      <text:p text:style-name="P5">Il secondo costruttore accetta come argomenti tutti e quattro i campi e richiama il costruttore precedente</text:p>
      <text:p text:style-name="P5">per definire i primi due (nome/prezzo).</text:p>
      <text:p text:style-name="P5"/>
      <text:p text:style-name="P5">A una quantità negativa corrisponde un'altra eccezione di tipo <text:span text:style-name="T2">ArticoloException</text:span>.</text:p>
      <text:p text:style-name="P5">Se la categoria è a null, non viene impostata (si lascia 'N<text:span text:style-name="T2">on Categorizzata</text:span>' dal primo costruttore), altrimenti il campo viene sovrascritto da nuovo valore.</text:p>
      <text:p text:style-name="P5"/>
      <text:p text:style-name="P5">Il metodo public equals controlla che i due oggetti siano innanzitutto istanze di Articolo e dopodichè verifica che i campi dei due siano i medesimi, solo così potrà dire se i due reference si stanno effettivamente riferendo a due oggetti <text:span text:style-name="T2">uguali</text:span>.</text:p>
      <text:p text:style-name="P5"/>
      <text:p text:style-name="P5">Il metodo public <text:span text:style-name="T2">calcolaPrezzo</text:span> restituisce un BigDecimal che rappresenta la moltiplicazione tra prezzo unitario e <text:span text:style-name="T1">la sua</text:span> quantità.</text:p>
      <text:p text:style-name="P5">Sono presenti anche due classi <text:span text:style-name="T2">Comparator</text:span> che confrontano gli articoli rispettivamente tramite prezzo unitario e il metodo calcolaPrezzo.</text:p>
      <text:p text:style-name="P5">Sono tutti public perchè dobbiamo far sì che i nostri fruitori possano accederci da un diverso packag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5">Classe ListaSpesa</text:span> </text:p>
      <text:p text:style-name="P5"/>
      <text:p text:style-name="P5"/>
      <text:p text:style-name="P5">Rappresenta la lista della spesa vera e propria. Ogni lista della spesa ha due field che sono il nome della spesa stessa e la lista degli Articolo definiti in precedenza.</text:p>
      <text:p text:style-name="P5"/>
      <text:p text:style-name="P5">Ha un costruttore che accetta come argomento il solo nome <text:span text:style-name="T1">s</text:span>tringa della lista e lancia un'eccezione di tipo <text:span text:style-name="T2">ListaSpesaException </text:span>nel caso in cui fosse null.</text:p>
      <text:p text:style-name="P5"/>
      <text:p text:style-name="P5">Il secondo costruttore accetta sia il nome (richiama il costruttore già dichiarato) <text:span text:style-name="T1">che la lista di articoli</text:span>.</text:p>
      <text:p text:style-name="P6"><text:span text:style-name="T1">Avviene poi un sort</text:span> tramite una <text:span text:style-name="T1">funzione</text:span> lambda che definisce un ordinamento alfabetico per nome articolo.</text:p>
      <text:p text:style-name="P5">Tutti i field sono ovviamente privati e non esposti.</text:p>
      <text:p text:style-name="P5"/>
      <text:p text:style-name="P5">Il metodo pubblico <text:span text:style-name="T2">addArticolo</text:span> serve ad aggiungere alla lista della spesa un nuovo articolo.</text:p>
      <text:p text:style-name="P5">Ritorna la keyword <text:span text:style-name="T2">this </text:span>(l'istanza attuale), per permettere al fruitore di eseguire delle chiamate <text:span text:style-name="T2">chainable</text:span> al metodo (ovvero in fila).</text:p>
      <text:p text:style-name="P5">Il metodo pubblico <text:span text:style-name="T2">removeArticolo </text:span>fa la medesima cosa, però rimuovendo l'oggetto.</text:p>
      <text:p text:style-name="P5"/>
      <text:p text:style-name="P5">Il metodo pubblico <text:span text:style-name="T2">getArticoliDiCategoria</text:span> è stato implementato come public per essere utilizzato dalle interfacce grafiche e da linea di comando, <text:span text:style-name="T1">in modo da</text:span> restituire la lista degli articoli che appartengono alla <text:span text:style-name="T1">categoria data in input</text:span>.</text:p>
      <text:p text:style-name="P5">Il confronto è case <text:span text:style-name="T1">in</text:span>sensitive, in <text:span text:style-name="T1">mancanza di</text:span> elementi viene restituita una lista vuota.</text:p>
      <text:p text:style-name="P5"><text:span text:style-name="T1">Molto simile è </text:span>il metodo <text:span text:style-name="T2">getArticoliDiNomePrefix</text:span>, che invece restituisce gli Articoli il cui nome ha come prefisso quello dato in input alla funzione.</text:p>
      <text:p text:style-name="P5"/>
      <text:p text:style-name="P5">Il metodo <text:span text:style-name="T2">getArticoloPiuCostoso </text:span>restituisce l'articolo con il prezzo unitario più alto oppure un null <text:span text:style-name="T1">in mancanza di elementi</text:span>.</text:p>
      <text:p text:style-name="P5"/>
      <text:p text:style-name="P5">Fa lo stesso il metodo <text:span text:style-name="T2">getArticoloCostoTotaleMaggiore</text:span>, restituendo però il prezzo calcolato come moltiplicazione, sono entrambi public.</text:p>
      <text:p text:style-name="P5"/>
      <text:p text:style-name="P5">Il metodo <text:span text:style-name="T2">getArticoloByNome</text:span> serve come utility alle interfacce per ricavare da una lista il primo articolo il cui nome corrisponde a quello dato come parametro alla funzione, altrimenti null.</text:p>
      <text:p text:style-name="P5"/>
      <text:p text:style-name="P5">Il metodo <text:span text:style-name="T2">calcolaCostoTotaleSpesa </text:span>applica il metodo di <text:span text:style-name="T2">calcoloPrezzo </text:span>su tutti gli articoli della lista e tramite una reduce riesce a calcolare il prezzo totale della lista, altrimenti restituisce zero come prezzo.</text:p>
      <text:p text:style-name="P5"/>
      <text:p text:style-name="P5">Il metodo <text:span text:style-name="T2">eliminaCategoria </text:span>serve a soddisfare il requisito di aggiornare tutti gli articoli in caso di cancellazione di una specifica categoria e valorizzarli con quella di default ('Non Categorizzati').</text:p>
      <text:p text:style-name="P5"/>
      <text:p text:style-name="P5">SvuotaLista, come dice il nome, elimina ogni articolo dalla lista.</text:p>
      <text:p text:style-name="P5"/>
      <text:p text:style-name="P5">Sia Articolo che la classe ListaSpesa implementano l'interfaccia <text:span text:style-name="T2">Serializable</text:span>, per consentire la serializzazione/<text:span text:style-name="T1">deserializzazione</text:span> su file.</text:p>
      <text:p text:style-name="P5"/>
      <text:p text:style-name="P5"/>
      <text:p text:style-name="P5"/>
      <text:p text:style-name="P5"/>
      <text:p text:style-name="P5"/>
      <text:p text:style-name="P7"><text:soft-page-break/>Classe GestioneSpese</text:p>
      <text:p text:style-name="P5"/>
      <text:p text:style-name="P5"/>
      <text:p text:style-name="P5">E' l'oggetto wrapper che contiene le due classi sopracitate e contiene due field privati : </text:p>
      <text:p text:style-name="P5">una lista di tipo <text:span text:style-name="T2">ListaSpesa</text:span> e il campo categorie, che è invece un <text:span text:style-name="T2">Set </text:span>di stringhe.</text:p>
      <text:p text:style-name="P5"/>
      <text:p text:style-name="P5">Ho deciso di creare un costruttore vuoto in cui istanzio l'arrayList di liste della spesa così come le categorie <text:span text:style-name="T1">come</text:span> new HashSet&lt;String&gt;, aggiungendone poi la categoria di default.</text:p>
      <text:p text:style-name="P5"/>
      <text:p text:style-name="P5">La scelta dell'<text:span text:style-name="T2">HashSet</text:span><text:span text:style-name="T7"> </text:span><text:span text:style-name="T8">ha come obbiettivo di</text:span><text:span text:style-name="T7"> </text:span>mantenere <text:span text:style-name="T1">l’</text:span>unicità <text:span text:style-name="T1">nel</text:span>le categorie, come un set matematico.</text:p>
      <text:p text:style-name="P5"/>
      <text:p text:style-name="P5">Si può interagire con questa classe tramite i metodi public definiti su di essa.</text:p>
      <text:p text:style-name="P5"/>
      <text:p text:style-name="P5">Uno di questi è <text:span text:style-name="T2">addCategoria</text:span> che restituisce un booleano che indica se l'operazione è stata o meno eseguita, non accetta come dominio un reference a null.</text:p>
      <text:p text:style-name="P5"/>
      <text:p text:style-name="P5">Il metodo <text:span text:style-name="T2">removeCategoria </text:span>è speculare, ma esegue anche un'operazione aggiuntiva :</text:p>
      <text:p text:style-name="P5">chiama il metodo di listaSpesa <text:span text:style-name="T2">eliminaCategoria</text:span>, che setta automaticamente la categoria a quella di default ai soli elementi oggetto di aggiornamento.</text:p>
      <text:p text:style-name="P5"/>
      <text:p text:style-name="P5">In questo modo abbiamo separato in maniera netta la responsabilità tra classi.</text:p>
      <text:p text:style-name="P5"/>
      <text:p text:style-name="P5"><text:span text:style-name="T2">addListaSpesa </text:span>serve ad aggiungere una lista della spesa che non sia già presente, per ciascun elemento chiama il metodo <text:span text:style-name="T2">addCategoria</text:span> di GestioneSpese. </text:p>
      <text:p text:style-name="P5">In questo modo manteniamo coerenza con la collezione di categorie.</text:p>
      <text:p text:style-name="P5"/>
      <text:p text:style-name="P5">In rimozione, il metodo <text:span text:style-name="T2">rimuoviListaSpesa </text:span>elimina la specifica lista indicata.</text:p>
      <text:p text:style-name="P5">C'è anche il metodo alternativo con parametro una stringa, che è appunto il nome della lista.</text:p>
      <text:p text:style-name="P5"/>
      <text:p text:style-name="P5">Il metodo getListaByNome fa qualcosa di simile, restituendo la ListaSpesa che corrisponde al nome di ricerca, se presente, altrimenti il valore è null.</text:p>
      <text:p text:style-name="P5"/>
      <text:p text:style-name="P5">Ultimo metodo è quello che permette il reset di fabbrica, è <text:span text:style-name="T2">resetGestioneSpese</text:span>.</text:p>
      <text:p text:style-name="P5">Rimuove tutte le liste della spesa e tutte le categorie ad eccezione di quella di default, che deve sempre essere presente.</text:p>
      <text:p text:style-name="P5"/>
      <text:p text:style-name="P8">Sotto il package <text:span text:style-name="T3">/test </text:span><text:span text:style-name="T9">ci sono tutti i test per le classi di dominio, incluse le asserzioni sulle eccezioni lanciate.</text:span></text:p>
      <text:p text:style-name="P5"/>
      <text:p text:style-name="P5">Queste sono le classi di dominio che sono state implementate nel package <text:span text:style-name="T3">/model</text:span>, a corredo è stata implementata la classe <text:span text:style-name="T3">ListWriterReader </text:span>che tramite i suoi metodi ci permette di leggere/scrivere su file gli oggetti di ListaSpesa, così come richiesto da requisito di progetto.</text:p>
      <text:p text:style-name="P5"/>
      <text:p text:style-name="P5">I metodi <text:span text:style-name="T2">writeListaSuFile </text:span>e <text:span text:style-name="T2">readListaDaFile </text:span>lanciano eccezioni della classe <text:span text:style-name="T3">IOException</text:span>, che non derivano direttamente da <text:span text:style-name="T3">RunTimeException</text:span>, quindi possono essere <text:span text:style-name="T1">catturate</text:span> dal chiamante dei metodi (come ho fatto nell'interfaccia grafica e da riga di comando) <text:span text:style-name="T1">rendendo dinamico e flessibile</text:span> il flow di esecuzione.</text:p>
      <text:p text:style-name="P5"/>
      <text:p text:style-name="P5">In <text:span text:style-name="T3">/resources </text:span>ho una directory in cui sono presenti esempi di file che contengono appunto liste della spesa serializzate.</text:p>
      <text:p text:style-name="P5"/>
      <text:p text:style-name="P5"><text:soft-page-break/>Nel package <text:span text:style-name="T3">/gui </text:span>sono presenti tutte le classi che compongono la parte grafica del progetto.</text:p>
      <text:p text:style-name="P5"/>
      <text:p text:style-name="P5">Seguendo il pattern <text:span text:style-name="T2">MVC</text:span>, è stato separato in due distinti package : <text:span text:style-name="T3">vista </text:span>e <text:span text:style-name="T3">controllo</text:span>.</text:p>
      <text:p text:style-name="P5">In controllo abbiamo gli event handler che catturano tutti gli eventi generati da parte degli utenti.</text:p>
      <text:p text:style-name="P5"/>
      <text:p text:style-name="P5"><text:span text:style-name="T2">ControlloGestionSpese</text:span> è la classe che fa l'override del metodo <text:span text:style-name="T3">actionPerformed </text:span>: tutti gli eventi hanno questo entrypoint e da qui parte uno switch che non fa altro che verificare quale sia il JButton da cui è stato originato.</text:p>
      <text:p text:style-name="P5"/>
      <text:p text:style-name="P5">L'azione compensativa è definita in un metodo public della classe <text:span text:style-name="T2">FinestraDialogo</text:span>, dove ho raccolto tutte le operazioni di aggiornamento del gestore delle liste e GUI.</text:p>
      <text:p text:style-name="P5"/>
      <text:p text:style-name="P5">Nel costruttore di FinestraDialogo sono presenti sia l'istanza di GestioneSpese (model) che il ContentPanel come fields.</text:p>
      <text:p text:style-name="P5"/>
      <text:p text:style-name="P5">Alla fine di ogni metodo della classe <text:span text:style-name="T3">FinestraDialogo </text:span>avviene un metodo <text:span text:style-name="T3">updateView() </text:span>che aggiorna la GUI mantenendone </text:p>
      <text:p text:style-name="P5">lo stato coerente con il nostro oggetto <text:span text:style-name="T2">GestioneSpese</text:span>.</text:p>
      <text:p text:style-name="P5"/>
      <text:p text:style-name="P5">Sotto il package /vista, abbiamo il <text:span text:style-name="T2">ContentPanel</text:span>, che come abbiamo notato in precedenza possiede le JList che per la nostra interfaccia grafica rappresentano le liste e categorie.</text:p>
      <text:p text:style-name="P5"/>
      <text:p text:style-name="P5">Presenta un solo costruttore che vede iniettato il campo <text:span text:style-name="T3">GestioneSpese </text:span>(il nostro model) e inizializza i propri campi : due sono di tipo <text:span text:style-name="T3">JList&lt;&gt; </text:span>dello stesso tipo di categorie (String) e di <text:span text:style-name="T3">ListaSpesa</text:span>.</text:p>
      <text:p text:style-name="P5">Entrambi sono selezionabili e questa proprietà ci è appunto utile all'interno del controllo per consentirci di discriminare su quale oggetto <text:span text:style-name="T3">ListaSpesa </text:span>o <text:span text:style-name="T3">String </text:span>(categoria) stia avvenendo il click del mouse.</text:p>
      <text:p text:style-name="P5"/>
      <text:p text:style-name="P5">Gli altri due field sono DefaultListModel, un tipo di appoggio che ci è utile per il travaso degli oggetti da model a JList. </text:p>
      <text:p text:style-name="P5"/>
      <text:p text:style-name="P5">Nei metodi di aggiornamento quello che facciamo è svuotare queste DefaultListModel e riempirle nuovamente con quanto presente in GestioneSpese, in modo da mantenere sempre lo stato coerente e aggiornato con l'oggetto istanza reale.</text:p>
      <text:p text:style-name="P5"/>
      <text:p text:style-name="P5"><text:span text:style-name="T3">SouthOpsPanel </text:span>e <text:span text:style-name="T3">OpsPanel </text:span>sono due classi che estendono <text:span text:style-name="T3">JPanel </text:span>e contengono disposti i JButton secondo il layout deciso.</text:p>
      <text:p text:style-name="P5"/>
      <text:p text:style-name="P5"><text:span text:style-name="T2">GestioneSpesePanel </text:span>è il wrapper che dispone a Sud e Nord i tasti della GUI, mentre al centro posiziona la view dei pannelli che contengono le liste della spesa e le categorie.</text:p>
      <text:p text:style-name="P5"/>
      <text:p text:style-name="P5">VistaUtils contiene soltanto metodi di utility per la formattazione del testo o per esempio la disposizione di un di background (definito con una tupla RGB - Red Green Blue).</text:p>
      <text:p text:style-name="P5"/>
      <text:p text:style-name="P5"/>
      <text:p text:style-name="P10">Sotto la cartella <text:span text:style-name="T3">/docs </text:span><text:span text:style-name="T9">ci sono tutti i file generati in formato JavaDo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1:57:26.565969634</meta:creation-date>
    <dc:date>2024-09-16T22:33:31.355205963</dc:date>
    <meta:editing-duration>PT1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80" meta:word-count="1435" meta:character-count="9416" meta:non-whitespace-character-count="8055"/>
  </office:meta>
</office:document-meta>
</file>